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re Java Assignment -3</text:p>
      <text:p text:style-name="P5">Inheritance And Polymorphism</text:p>
      <text:p text:style-name="P1"/>
      <text:p text:style-name="P2"/>
      <text:p text:style-name="P2">Create a class <text:span text:style-name="T1">Employee</text:span> with following properties and functions</text:p>
      <text:p text:style-name="P2">Properties:</text:p>
      <text:p text:style-name="P2"><text:tab/>int empId</text:p>
      <text:p text:style-name="P2"><text:tab/>String empName</text:p>
      <text:p text:style-name="P2"><text:tab/>int total_leaves</text:p>
      <text:p text:style-name="P2"><text:tab/>double total_salary</text:p>
      <text:p text:style-name="P2"/>
      <text:p text:style-name="P2">Methods:</text:p>
      <text:p text:style-name="P2"><text:tab/>void calculate_balance_leaves()</text:p>
      <text:p text:style-name="P2"><text:tab/>boolean avail_leave(int no_of_leaves, char type_of_leave)</text:p>
      <text:p text:style-name="P2"><text:tab/>void calculate_salary()</text:p>
      <text:p text:style-name="P2"/>
      <text:p text:style-name="P2">Create two subclasses PermanentEmp and TemporaryEmp that extends Employee class with following properties and functions</text:p>
      <text:p text:style-name="P2"/>
      <text:p text:style-name="P4">PermanentEmp</text:p>
      <text:p text:style-name="P2"/>
      <text:p text:style-name="P2">Properties:</text:p>
      <text:p text:style-name="P2"><text:tab/>int paid_leave, sick_leave, casual_leave<text:tab/></text:p>
      <text:p text:style-name="P2"><text:tab/>double basic, hra,pfa</text:p>
      <text:p text:style-name="P2">Methods:</text:p>
      <text:p text:style-name="P2"><text:tab/>void print_leave_details()</text:p>
      <text:p text:style-name="P2"><text:tab/>override void calculate_balance_leaves()</text:p>
      <text:p text:style-name="P2"><text:tab/>override boolean avail_leave(int no_of_leaves, char type_of_leave)</text:p>
      <text:p text:style-name="P2"><text:tab/>override void calculate_salary()</text:p>
      <text:p text:style-name="P2"/>
      <text:p text:style-name="P4">TemporaryEmp</text:p>
      <text:p text:style-name="P2"/>
      <text:p text:style-name="P2">No new properties</text:p>
      <text:p text:style-name="P2">Methods:</text:p>
      <text:p text:style-name="P2"><text:tab/>override void calculate_balance_leaves()</text:p>
      <text:p text:style-name="P2"><text:tab/>override boolean avail_leave(int no_of_leaves, char type_of_leave)</text:p>
      <text:p text:style-name="P2"><text:tab/>override void calculate_salary()</text:p>
      <text:p text:style-name="P2"/>
      <text:p text:style-name="P2"/>
      <text:p text:style-name="P2">Write a program that will compute an Employee's salary and manage their leave details.</text:p>
      <text:p text:style-name="P2">Pf = 12% of basic</text:p>
      <text:p text:style-name="P2">hra = 50% of basic</text:p>
      <text:p text:style-name="P2">total_sal = basic + hra – pf - deduct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1:42:43.76</meta:creation-date>
    <dc:date>2011-06-14T12:49:29.75</dc:date>
    <meta:editing-duration>PT01H06M44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32" meta:word-count="124" meta:character-count="1030"/>
  </office:meta>
</office:document-meta>
</file>